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20.519cm" fo:margin-left="0.116cm" fo:margin-right="-3.635cm" table:align="margins"/>
    </style:style>
    <style:style style:name="Tabla1.A" style:family="table-column">
      <style:table-column-properties style:column-width="3.228cm" style:rel-column-width="10309*"/>
    </style:style>
    <style:style style:name="Tabla1.B" style:family="table-column">
      <style:table-column-properties style:column-width="6.588cm" style:rel-column-width="21041*"/>
    </style:style>
    <style:style style:name="Tabla1.C" style:family="table-column">
      <style:table-column-properties style:column-width="10.703cm" style:rel-column-width="34185*"/>
    </style:style>
    <style:style style:name="Tabla1.A1" style:family="table-cell">
      <style:table-cell-properties style:vertical-align="middle" fo:padding="0.049cm" fo:border-left="1pt solid #808080" fo:border-right="none" fo:border-top="1pt solid #808080" fo:border-bottom="1pt solid #808080"/>
    </style:style>
    <style:style style:name="Tabla1.C1" style:family="table-cell">
      <style:table-cell-properties style:vertical-align="middle" fo:padding="0.049cm" fo:border="1pt solid #808080"/>
    </style:style>
    <style:style style:name="Tabla1.A2" style:family="table-cell">
      <style:table-cell-properties style:vertical-align="middle" fo:padding="0.049cm" fo:border-left="1pt solid #808080" fo:border-right="none" fo:border-top="none" fo:border-bottom="1pt solid #808080"/>
    </style:style>
    <style:style style:name="Tabla1.B2" style:family="table-cell">
      <style:table-cell-properties fo:padding="0.049cm" fo:border-left="1pt solid #808080" fo:border-right="1pt solid #808080" fo:border-top="none" fo:border-bottom="1pt solid #808080"/>
    </style:style>
    <style:style style:name="Tabla1.C3" style:family="table-cell">
      <style:table-cell-properties style:vertical-align="middle" fo:padding="0.049cm" fo:border-left="1pt solid #808080" fo:border-right="1pt solid #808080" fo:border-top="none" fo:border-bottom="1pt solid #808080"/>
    </style:style>
    <style:style style:name="Tabla1.B4" style:family="table-cell">
      <style:table-cell-properties fo:padding="0.049cm" fo:border-left="1pt solid #808080" fo:border-right="1pt solid #808080" fo:border-top="none" fo:border-bottom="1pt solid #808080"/>
    </style:style>
    <style:style style:name="Tabla1.B6" style:family="table-cell">
      <style:table-cell-properties fo:padding="0.049cm" fo:border-left="1pt solid #808080" fo:border-right="1pt solid #808080" fo:border-top="none" fo:border-bottom="1pt solid #808080"/>
    </style:style>
    <style:style style:name="Tabla1.B8" style:family="table-cell">
      <style:table-cell-properties fo:padding="0.049cm" fo:border-left="1pt solid #808080" fo:border-right="1pt solid #808080" fo:border-top="none" fo:border-bottom="1pt solid #808080"/>
    </style:style>
    <style:style style:name="Tabla1.B10" style:family="table-cell">
      <style:table-cell-properties fo:padding="0.049cm" fo:border-left="1pt solid #808080" fo:border-right="1pt solid #808080" fo:border-top="none" fo:border-bottom="1pt solid #808080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margin-top="0cm" fo:margin-bottom="0.499cm" style:contextual-spacing="false"/>
    </style:style>
    <style:style style:name="P3" style:family="paragraph" style:parent-style-name="Table_20_Contents">
      <style:paragraph-properties fo:margin-top="0cm" fo:margin-bottom="0.499cm" style:contextual-spacing="false"/>
      <style:text-properties fo:font-size="9pt" style:font-size-asian="9pt" style:font-size-complex="9pt"/>
    </style:style>
    <style:style style:name="P4" style:family="paragraph" style:parent-style-name="Table_20_Contents">
      <style:paragraph-properties fo:margin-top="0cm" fo:margin-bottom="0.499cm" style:contextual-spacing="false"/>
      <style:text-properties fo:font-size="9pt" fo:font-style="italic" style:font-size-asian="9pt" style:font-size-complex="9pt"/>
    </style:style>
    <style:style style:name="P5" style:family="paragraph" style:parent-style-name="Preformatted_20_Text">
      <style:paragraph-properties fo:margin-top="0cm" fo:margin-bottom="0.499cm" style:contextual-spacing="false"/>
    </style:style>
    <style:style style:name="P6" style:family="paragraph" style:parent-style-name="Preformatted_20_Text">
      <style:paragraph-properties fo:margin-top="0cm" fo:margin-bottom="0.499cm" style:contextual-spacing="false"/>
      <style:text-properties fo:font-size="9pt" style:font-size-asian="9pt" style:font-size-complex="9pt"/>
    </style:style>
    <style:style style:name="P7" style:family="paragraph" style:parent-style-name="Preformatted_20_Text">
      <style:text-properties fo:font-size="9pt" style:font-size-asian="9pt" style:font-size-complex="9pt"/>
    </style:style>
    <style:style style:name="P8" style:family="paragraph" style:parent-style-name="Table_20_Contents" style:list-style-name="L1">
      <style:paragraph-properties fo:margin-top="0cm" fo:margin-bottom="0.499cm" style:contextual-spacing="false"/>
    </style:style>
    <style:style style:name="P9" style:family="paragraph" style:parent-style-name="Table_20_Contents" style:list-style-name="L2">
      <style:paragraph-properties fo:margin-top="0cm" fo:margin-bottom="0.499cm" style:contextual-spacing="false"/>
    </style:style>
    <style:style style:name="P10" style:family="paragraph" style:parent-style-name="Table_20_Contents" style:list-style-name="L3">
      <style:paragraph-properties fo:margin-top="0cm" fo:margin-bottom="0.499cm" style:contextual-spacing="false"/>
    </style:style>
    <style:style style:name="P11" style:family="paragraph" style:parent-style-name="Table_20_Contents" style:list-style-name="L4">
      <style:paragraph-properties fo:margin-top="0cm" fo:margin-bottom="0.499cm" style:contextual-spacing="false"/>
    </style:style>
    <style:style style:name="P12" style:family="paragraph" style:parent-style-name="Table_20_Contents" style:list-style-name="L5">
      <style:paragraph-properties fo:margin-top="0cm" fo:margin-bottom="0.499cm" style:contextual-spacing="false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style="italic" style:font-size-asian="9pt" style:font-size-complex="9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ContenedorPag">
        <text:section text:style-name="Sect1" text:name="ZonaContenido">
          <text:h text:style-name="Heading_20_2" text:outline-level="2">XSD Restricciones del tipo string</text:h>
          <table:table table:name="Tabla1" table:style-name="Tabla1">
            <table:table-column table:style-name="Tabla1.A"/>
            <table:table-column table:style-name="Tabla1.B"/>
            <table:table-column table:style-name="Tabla1.C"/>
            <table:table-header-rows>
              <table:table-row table:style-name="TableLine2563178310096">
                <table:table-cell table:style-name="Tabla1.A1" office:value-type="string">
                  <text:p text:style-name="Table_20_Heading">Descripcion</text:p>
                </table:table-cell>
                <table:table-cell table:style-name="Tabla1.A1" office:value-type="string">
                  <text:p text:style-name="Table_20_Heading">EjemploXSD</text:p>
                </table:table-cell>
                <table:table-cell table:style-name="Tabla1.C1" office:value-type="string">
                  <text:p text:style-name="Table_20_Heading">EjemploXML</text:p>
                </table:table-cell>
              </table:table-row>
            </table:table-header-rows>
            <table:table-row table:style-name="TableLine2563178307104">
              <table:table-cell table:style-name="Tabla1.A2" office:value-type="string">
                <text:p text:style-name="Table_20_Contents">1 <text:span text:style-name="T1">xs:enumeration</text:span> </text:p>
              </table:table-cell>
              <table:table-cell table:style-name="Tabla1.B10" table:number-columns-spanned="2" office:value-type="string">
                <text:p text:style-name="P1"/>
              </table:table-cell>
              <table:covered-table-cell/>
            </table:table-row>
            <table:table-row table:style-name="TableLine2563178304384">
              <table:table-cell table:style-name="Tabla1.A2" office:value-type="string">
                <text:p text:style-name="P2"/>
                <text:list xml:id="list1257732357" text:style-name="L1">
                  <text:list-item>
                    <text:p text:style-name="P8">Toda restricción debe tener un elemento base, como en este caso, que es xs:string (ver ejemplo).</text:p>
                  </text:list-item>
                  <text:list-item>
                    <text:p text:style-name="P8">Esta restricción define una lista de valores aceptados.</text:p>
                  </text:list-item>
                </text:list>
              </table:table-cell>
              <table:table-cell table:style-name="Tabla1.A2" office:value-type="string">
                <text:p text:style-name="P2"/>
                <text:p text:style-name="P7">&lt;xs:element name='marcaCoche' &gt;</text:p>
                <text:p text:style-name="P7"><text:s/>&lt;xs:simpleType&gt;</text:p>
                <text:p text:style-name="P7"><text:s text:c="2"/>&lt;xs:restriction <text:span text:style-name="T1">base='xs:string'</text:span>&gt;</text:p>
                <text:p text:style-name="P7"><text:s text:c="4"/><text:span text:style-name="T1">&lt;xs:enumeration value='Audi'/&gt;</text:span></text:p>
                <text:p text:style-name="P7"><text:s text:c="4"/><text:span text:style-name="T1">&lt;xs:enumeration value='Seat'/&gt;</text:span></text:p>
                <text:p text:style-name="P7"><text:s text:c="4"/><text:span text:style-name="T1">&lt;xs:enumeration value='BMW'/&gt;</text:span></text:p>
                <text:p text:style-name="P7"><text:s text:c="2"/>&lt;/xs:restriction&gt;</text:p>
                <text:p text:style-name="P7"><text:s/>&lt;/xs:simpleType&gt;</text:p>
                <text:p text:style-name="P6">&lt;/xs:element&gt;</text:p>
              </table:table-cell>
              <table:table-cell table:style-name="Tabla1.C3" office:value-type="string">
                <text:p text:style-name="P2"><text:line-break/><text:span text:style-name="T4">Enumeración de valores en base al tipo string:</text:span><text:span text:style-name="T3"> </text:span></text:p>
                <text:p text:style-name="P7">&lt;usuario&gt;</text:p>
                <text:p text:style-name="P7"><text:s text:c="2"/>&lt;nombre&gt;Juanjo Alonso&lt;/nombre&gt;</text:p>
                <text:p text:style-name="P7"><text:s text:c="2"/>&lt;marcaCoche&gt;<text:span text:style-name="T1">Audi</text:span>&lt;/marcaCoche&gt;</text:p>
                <text:p text:style-name="P7">&lt;/usuario&gt;</text:p>
                <text:p text:style-name="P7">&lt;usuario&gt;</text:p>
                <text:p text:style-name="P7"><text:s text:c="2"/>&lt;nombre&gt;Jaime López&lt;/nombre&gt;</text:p>
                <text:p text:style-name="P7"><text:s text:c="2"/>&lt;marcaCoche&gt;<text:span text:style-name="T1">BMW</text:span>&lt;/marcaCoche&gt;</text:p>
                <text:p text:style-name="P7">&lt;/usuario&gt;</text:p>
                <text:p text:style-name="P7">&lt;usuario&gt;</text:p>
                <text:p text:style-name="P7"><text:s text:c="2"/>&lt;nombre&gt;Alberto Costa&lt;/nombre&gt;</text:p>
                <text:p text:style-name="P7"><text:s text:c="2"/>&lt;marcaCoche&gt;<text:span text:style-name="T1">Seat</text:span>&lt;/marcaCoche&gt;</text:p>
                <text:p text:style-name="P7">&lt;/usuario&gt;</text:p>
                <text:p text:style-name="P5"><text:s/></text:p>
              </table:table-cell>
            </table:table-row>
            <table:table-row table:style-name="TableLine2563178311456">
              <table:table-cell table:style-name="Tabla1.A2" office:value-type="string">
                <text:p text:style-name="Table_20_Contents">2 <text:span text:style-name="T1">xs:length</text:span> </text:p>
              </table:table-cell>
              <table:table-cell table:style-name="Tabla1.B10" table:number-columns-spanned="2" office:value-type="string">
                <text:p text:style-name="P1"/>
              </table:table-cell>
              <table:covered-table-cell/>
            </table:table-row>
            <table:table-row table:style-name="TableLine2563178300032">
              <table:table-cell table:style-name="Tabla1.A2" office:value-type="string">
                <text:p text:style-name="P2"/>
                <text:list xml:id="list3162899954" text:style-name="L2">
                  <text:list-item>
                    <text:p text:style-name="P9">Elemento base xs:string. Esta restricción especifica el número exacto de caracteres o items de una lista permitidos.</text:p>
                  </text:list-item>
                  <text:list-item>
                    <text:p text:style-name="P9">Debe ser igual o mayor que cero.</text:p>
                  </text:list-item>
                </text:list>
              </table:table-cell>
              <table:table-cell table:style-name="Tabla1.A2" office:value-type="string">
                <text:p text:style-name="P2"/>
                <text:p text:style-name="Preformatted_20_Text">&lt;xs:element name='contrasena' &gt;</text:p>
                <text:p text:style-name="Preformatted_20_Text"><text:s/>&lt;xs:simpleType&gt;</text:p>
                <text:p text:style-name="Preformatted_20_Text"><text:s text:c="2"/>&lt;xs:restriction <text:span text:style-name="T1">base='xs:string'</text:span>&gt;</text:p>
                <text:p text:style-name="Preformatted_20_Text"><text:s text:c="4"/><text:span text:style-name="T1">&lt;xs:length value='8'/&gt;</text:span></text:p>
                <text:p text:style-name="Preformatted_20_Text"><text:s text:c="2"/>&lt;/xs:restriction&gt;</text:p>
                <text:p text:style-name="Preformatted_20_Text"><text:s/>&lt;/xs:simpleType&gt;</text:p>
                <text:p text:style-name="P5">&lt;/xs:element&gt;</text:p>
              </table:table-cell>
              <table:table-cell table:style-name="Tabla1.C3" office:value-type="string">
                <text:p text:style-name="P2"><text:line-break/><text:span text:style-name="T4">La contraseña debe tener 8 caracteres exactos</text:span></text:p>
                <text:p text:style-name="P4"><text:s/>(se debe sustituir ñ por n porque <text:s/>puede haber</text:p>
                <text:p text:style-name="P2"><text:span text:style-name="T4"><text:s/>problemas):</text:span><text:span text:style-name="T3"> </text:span></text:p>
                <text:p text:style-name="P7">&lt;usuario&gt;</text:p>
                <text:p text:style-name="P7"><text:s text:c="2"/>&lt;nombre&gt;Juanjo Alonso&lt;/nombre&gt;</text:p>
                <text:p text:style-name="P7"><text:s text:c="2"/>&lt;contrasena&gt;<text:span text:style-name="T1">17Mayo78</text:span>&lt;/contrasena&gt;</text:p>
                <text:p text:style-name="P7">&lt;/usuario&gt;</text:p>
                <text:p text:style-name="P7">&lt;usuario&gt;</text:p>
                <text:p text:style-name="P7"><text:s text:c="2"/>&lt;nombre&gt;Jaime López&lt;/nombre&gt;</text:p>
                <text:p text:style-name="P7"><text:s text:c="2"/>&lt;contrasena&gt;<text:span text:style-name="T1">portatil</text:span>&lt;/contrasena&gt;</text:p>
                <text:p text:style-name="P7">&lt;/usuario&gt;</text:p>
                <text:p text:style-name="P6"><text:s/></text:p>
              </table:table-cell>
            </table:table-row>
            <table:table-row table:style-name="TableLine2563178300304">
              <table:table-cell table:style-name="Tabla1.A2" office:value-type="string">
                <text:p text:style-name="Table_20_Contents">3 <text:span text:style-name="T1">xs:maxLength</text:span> </text:p>
              </table:table-cell>
              <table:table-cell table:style-name="Tabla1.B10" table:number-columns-spanned="2" office:value-type="string">
                <text:p text:style-name="P1"/>
              </table:table-cell>
              <table:covered-table-cell/>
            </table:table-row>
            <text:soft-page-break/>
            <table:table-row table:style-name="TableLine2563178300848">
              <table:table-cell table:style-name="Tabla1.A2" office:value-type="string">
                <text:p text:style-name="P2"/>
                <text:list xml:id="list3367555004" text:style-name="L3">
                  <text:list-item>
                    <text:p text:style-name="P10">Elemento base xs:string. Esta restricción especifica el máximo número de caracteres o items de una lista permitidos.</text:p>
                  </text:list-item>
                  <text:list-item>
                    <text:p text:style-name="P10">Debe ser igual o mayor que cero e igual o menor que el número permitido.</text:p>
                  </text:list-item>
                </text:list>
              </table:table-cell>
              <table:table-cell table:style-name="Tabla1.A2" office:value-type="string">
                <text:p text:style-name="P2"/>
                <text:p text:style-name="Preformatted_20_Text">&lt;xs:element name='contrasena' &gt;</text:p>
                <text:p text:style-name="Preformatted_20_Text"><text:s/>&lt;xs:simpleType&gt;</text:p>
                <text:p text:style-name="Preformatted_20_Text"><text:s text:c="2"/>&lt;xs:restriction <text:span text:style-name="T1">base='xs:string'</text:span>&gt;</text:p>
                <text:p text:style-name="Preformatted_20_Text"><text:s text:c="4"/><text:span text:style-name="T1">&lt;xs:maxLength value='8'/&gt;</text:span></text:p>
                <text:p text:style-name="Preformatted_20_Text"><text:s text:c="4"/>&lt;xs:minLength value='4'/&gt;</text:p>
                <text:p text:style-name="Preformatted_20_Text"><text:s text:c="2"/>&lt;/xs:restriction&gt;</text:p>
                <text:p text:style-name="Preformatted_20_Text"><text:s/>&lt;/xs:simpleType&gt;</text:p>
                <text:p text:style-name="P5">&lt;/xs:element&gt;</text:p>
              </table:table-cell>
              <table:table-cell table:style-name="Tabla1.C3" office:value-type="string">
                <text:p text:style-name="P3"><text:line-break/><text:span text:style-name="T2">La contraseña debe tener igual o más de 4 caracteres </text:span></text:p>
                <text:p text:style-name="P4">e igual o menos de 8 (la primera contrasena tiene </text:p>
                <text:p text:style-name="P3"><text:span text:style-name="T2">8, la segunda 5):</text:span> </text:p>
                <text:p text:style-name="P7">&lt;usuario&gt;</text:p>
                <text:p text:style-name="P7"><text:s text:c="2"/>&lt;nombre&gt;Juanjo Alonso&lt;/nombre&gt;</text:p>
                <text:p text:style-name="P7"><text:s text:c="2"/>&lt;contrasena&gt;<text:span text:style-name="T1">17Mayo78</text:span>&lt;/contrasena&gt;</text:p>
                <text:p text:style-name="P7">&lt;/usuario&gt;</text:p>
                <text:p text:style-name="Preformatted_20_Text">&lt;usuario&gt;</text:p>
                <text:p text:style-name="P7"><text:s text:c="2"/>&lt;nombre&gt;Jaime López&lt;/nombre&gt;</text:p>
                <text:p text:style-name="P7"><text:s text:c="2"/>&lt;contrasena&gt;<text:span text:style-name="T1">maria</text:span>&lt;/contrasena&gt;</text:p>
                <text:p text:style-name="P7">&lt;/usuario&gt;</text:p>
                <text:p text:style-name="P6"><text:s/></text:p>
              </table:table-cell>
            </table:table-row>
            <table:table-row table:style-name="TableLine2563178301120">
              <table:table-cell table:style-name="Tabla1.A2" office:value-type="string">
                <text:p text:style-name="Table_20_Contents">4 <text:span text:style-name="T1">xs:minLength</text:span> </text:p>
              </table:table-cell>
              <table:table-cell table:style-name="Tabla1.B10" table:number-columns-spanned="2" office:value-type="string">
                <text:p text:style-name="P1"/>
              </table:table-cell>
              <table:covered-table-cell/>
            </table:table-row>
            <table:table-row table:style-name="TableLine2563178304656">
              <table:table-cell table:style-name="Tabla1.A2" office:value-type="string">
                <text:p text:style-name="P2"/>
                <text:list xml:id="list2370144042" text:style-name="L4">
                  <text:list-item>
                    <text:p text:style-name="P11">Elemento base xs:string. Esta restricción especifica el mínimo número de caracteres o items de una lista permitidos. </text:p>
                  </text:list-item>
                  <text:list-item>
                    <text:p text:style-name="P11">Debe ser igual o mayor que el número permitido.</text:p>
                  </text:list-item>
                </text:list>
              </table:table-cell>
              <table:table-cell table:style-name="Tabla1.A2" office:value-type="string">
                <text:p text:style-name="P2"/>
                <text:p text:style-name="Preformatted_20_Text">&lt;xs:element name='contrasena' &gt;</text:p>
                <text:p text:style-name="Preformatted_20_Text"><text:s/>&lt;xs:simpleType&gt;</text:p>
                <text:p text:style-name="Preformatted_20_Text"><text:s text:c="2"/>&lt;xs:restriction <text:span text:style-name="T1">base='xs:string'</text:span>&gt;</text:p>
                <text:p text:style-name="Preformatted_20_Text"><text:s text:c="4"/>&lt;xs:maxLength value='8'/&gt;</text:p>
                <text:p text:style-name="Preformatted_20_Text"><text:s text:c="4"/><text:span text:style-name="T1">&lt;xs:minLength value='4'/&gt;</text:span></text:p>
                <text:p text:style-name="Preformatted_20_Text"><text:s text:c="2"/>&lt;/xs:restriction&gt;</text:p>
                <text:p text:style-name="Preformatted_20_Text"><text:s/>&lt;/xs:simpleType&gt;</text:p>
                <text:p text:style-name="P5">&lt;/xs:element&gt;</text:p>
              </table:table-cell>
              <table:table-cell table:style-name="Tabla1.C3" office:value-type="string">
                <text:p text:style-name="P3"><text:line-break/><text:span text:style-name="T2">La contraseña debe tener igual o más de 4 caracteres </text:span></text:p>
                <text:p text:style-name="P4">e igual o menos de 8 (la primera contrasena tiene 8, </text:p>
                <text:p text:style-name="P3"><text:span text:style-name="T2">la segunda 5):</text:span> </text:p>
                <text:p text:style-name="P7">&lt;usuario&gt;</text:p>
                <text:p text:style-name="P7"><text:s text:c="2"/>&lt;nombre&gt;Juanjo Alonso&lt;/nombre&gt;</text:p>
                <text:p text:style-name="P7"><text:s text:c="2"/>&lt;contrasena&gt;<text:span text:style-name="T1">17Mayo78</text:span>&lt;/contrasena&gt;</text:p>
                <text:p text:style-name="P7">&lt;/usuario&gt;</text:p>
                <text:p text:style-name="P7">&lt;usuario&gt;</text:p>
                <text:p text:style-name="P7"><text:s text:c="2"/>&lt;nombre&gt;Jaime López&lt;/nombre&gt;</text:p>
                <text:p text:style-name="P7"><text:s text:c="2"/>&lt;contrasena&gt;<text:span text:style-name="T1">maria</text:span>&lt;/contrasena&gt;</text:p>
                <text:p text:style-name="P7">&lt;/usuario&gt;</text:p>
                <text:p text:style-name="P6"><text:s/></text:p>
              </table:table-cell>
            </table:table-row>
            <table:table-row table:style-name="TableLine2563178304928">
              <table:table-cell table:style-name="Tabla1.A2" office:value-type="string">
                <text:p text:style-name="Table_20_Contents">5 <text:span text:style-name="T1">xs:pattern</text:span> </text:p>
              </table:table-cell>
              <table:table-cell table:style-name="Tabla1.B10" table:number-columns-spanned="2" office:value-type="string">
                <text:p text:style-name="P1"/>
              </table:table-cell>
              <table:covered-table-cell/>
            </table:table-row>
            <text:soft-page-break/>
            <table:table-row table:style-name="TableLine2563178329136">
              <table:table-cell table:style-name="Tabla1.A2" office:value-type="string">
                <text:p text:style-name="P2"/>
                <text:list xml:id="list59630759" text:style-name="L5">
                  <text:list-item>
                    <text:p text:style-name="P12">Elemento base xs:string. Esta restricción define la secuencia exacta de caracteres que es válida.</text:p>
                  </text:list-item>
                </text:list>
              </table:table-cell>
              <table:table-cell table:style-name="Tabla1.A2" office:value-type="string">
                <text:p text:style-name="P2"/>
                <text:p text:style-name="Preformatted_20_Text">&lt;xs:element name='contrasena' &gt;</text:p>
                <text:p text:style-name="Preformatted_20_Text"><text:s/>&lt;xs:simpleType&gt;</text:p>
                <text:p text:style-name="Preformatted_20_Text"><text:s text:c="2"/>&lt;xs:restriction <text:span text:style-name="T1">base='xs:string'</text:span>&gt;</text:p>
                <text:p text:style-name="Preformatted_20_Text"><text:s text:c="4"/><text:span text:style-name="T1">&lt;xs:pattern value='[a-zA-Z0-9]{9}'/&gt;</text:span></text:p>
                <text:p text:style-name="Preformatted_20_Text"><text:s text:c="2"/>&lt;/xs:restriction&gt;</text:p>
                <text:p text:style-name="Preformatted_20_Text"><text:s/>&lt;/xs:simpleType&gt;</text:p>
                <text:p text:style-name="Preformatted_20_Text">&lt;/xs:element&gt;</text:p>
                <text:p text:style-name="Preformatted_20_Text"/>
                <text:p text:style-name="Preformatted_20_Text">&lt;xs:element name='genero' &gt;</text:p>
                <text:p text:style-name="Preformatted_20_Text"><text:s/>&lt;xs:simpleType&gt;</text:p>
                <text:p text:style-name="Preformatted_20_Text"><text:s text:c="2"/>&lt;xs:restriction <text:span text:style-name="T1">base='xs:string'</text:span>&gt;</text:p>
                <text:p text:style-name="Preformatted_20_Text"><text:s text:c="4"/><text:span text:style-name="T1">&lt;xs:pattern value='masculino|femenino'/&gt;</text:span></text:p>
                <text:p text:style-name="Preformatted_20_Text"><text:s text:c="2"/>&lt;/xs:restriction&gt;</text:p>
                <text:p text:style-name="Preformatted_20_Text"><text:s/>&lt;/xs:simpleType&gt;</text:p>
                <text:p text:style-name="P5">&lt;/xs:element&gt;</text:p>
              </table:table-cell>
              <table:table-cell table:style-name="Tabla1.C3" office:value-type="string">
                <text:p text:style-name="P2"><text:line-break/><text:span text:style-name="T4">Las contraseñas deben tener 9 caracteres exactos, y</text:span></text:p>
                <text:p text:style-name="P4"><text:s/>pueden utilizar letras de la a A a la Z, y números </text:p>
                <text:p text:style-name="P4">de 0 a 9. El género está restringido a masculino o</text:p>
                <text:p text:style-name="P2"><text:span text:style-name="T4"><text:s/>femenino:</text:span><text:span text:style-name="T3"> </text:span></text:p>
                <text:p text:style-name="P7">&lt;usuario&gt;</text:p>
                <text:p text:style-name="P7"><text:s text:c="2"/>&lt;nombre&gt;Laura López&lt;/nombre&gt;</text:p>
                <text:p text:style-name="P7"><text:s text:c="2"/>&lt;contrasena&gt;<text:span text:style-name="T1">1978Laura</text:span>&lt;/contrasena&gt;</text:p>
                <text:p text:style-name="P7"><text:s text:c="2"/>&lt;genero&gt;<text:span text:style-name="T1">femenino</text:span>&lt;/genero&gt;</text:p>
                <text:p text:style-name="P7">&lt;/usuario&gt;</text:p>
                <text:p text:style-name="P7">&lt;usuario&gt;</text:p>
                <text:p text:style-name="P7"><text:s text:c="2"/>&lt;nombre&gt;Jaime López&lt;/nombre&gt;</text:p>
                <text:p text:style-name="P7"><text:s text:c="2"/>&lt;contrasena&gt;<text:span text:style-name="T1">Jaime1976</text:span>&lt;/contrasena&gt;</text:p>
                <text:p text:style-name="P7"><text:s text:c="2"/>&lt;genero&gt;<text:span text:style-name="T1">masculino</text:span>&lt;/genero&gt;</text:p>
                <text:p text:style-name="P7">&lt;/usuario&gt;</text:p>
                <text:p text:style-name="P5"><text:s/></text:p>
              </table:table-cell>
            </table:table-row>
          </table:table>
        </text:section>
      </text:section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e</meta:initial-creator>
    <meta:creation-date>2014-03-09T19:57:25.34</meta:creation-date>
    <dc:date>2014-03-09T20:04:19.73</dc:date>
    <dc:creator>e e</dc:creator>
    <meta:editing-duration>PT00H06M54S</meta:editing-duration>
    <meta:editing-cycles>1</meta:editing-cycles>
    <meta:generator>LibreOffice/7.0.2.2$Windows_X86_64 LibreOffice_project/8349ace3c3162073abd90d81fd06dcfb6b36b994</meta:generator>
    <meta:document-statistic meta:table-count="1" meta:image-count="0" meta:object-count="0" meta:page-count="3" meta:paragraph-count="129" meta:word-count="383" meta:character-count="3542" meta:non-whitespace-character-count="3137"/>
  </office:meta>
</office:document-meta>
</file>